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justify" fo:text-indent="0pt" fo:margin-left="0pt" fo:margin-right="0pt" fo:margin-top="0pt" fo:margin-bottom="0pt" fo:line-height="170%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-1-1">
      <style:text-properties style:font-name="HY헤드라인M" style:font-name-asian="HY헤드라인M" fo:font-size="24pt" style:font-size-asian="24pt" style:font-size-complex="24pt" style:text-underline-type="none" style:text-overline-type="none" style:text-line-through-type="none" fo:font-weight="bold" style:font-weight-asian="bold" style:font-weight-complex="bold"/>
    </style:style>
    <style:style style:family="text" style:name="p3-1-1">
      <style:text-properties style:font-name="HY헤드라인M" style:font-name-asian="HY헤드라인M" fo:font-size="22pt" style:font-size-asian="22pt" style:font-size-complex="2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" style:parent-style-name="바탕글">
      <style:paragraph-properties fo:text-align="right" fo:text-indent="0pt" fo:margin-left="0pt" fo:margin-right="0pt" fo:margin-top="0pt" fo:margin-bottom="0pt" fo:line-height="140%"/>
    </style:style>
    <style:style style:family="text" style:name="p4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5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5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5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-1-4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9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0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0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0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1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1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2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3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3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3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4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4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5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6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6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6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7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8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8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18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9" style:parent-style-name="개요_6">
      <style:paragraph-properties fo:text-align="justify" fo:text-indent="-14.82pt" fo:margin-left="14.82pt" fo:margin-right="0pt" fo:margin-top="0pt" fo:margin-bottom="0pt" fo:line-height="160%"/>
    </style:style>
    <style:style style:family="text" style:name="p19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9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2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1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21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21-1-3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21-1-4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21-1-5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2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3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4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5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6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26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27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27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28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29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29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0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0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1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1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1-2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2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2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3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3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4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4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5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35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6" style:parent-style-name="개요_6">
      <style:paragraph-properties fo:text-align="justify" fo:text-indent="-14.82pt" fo:margin-left="14.82pt" fo:margin-right="0pt" fo:margin-top="0pt" fo:margin-bottom="0pt" fo:line-height="160%"/>
    </style:style>
    <style:style style:family="text" style:name="p36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6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3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38-1-1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38-1-2">
      <style:text-properties style:font-name="HY헤드라인M" style:font-name-asian="HY헤드라인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text" style:name="p38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4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0-1-1">
      <style:text-properties style:font-name="HY울릉도M" style:font-name-asian="HY울릉도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44" style:parent-style-name="바탕글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45" style:parent-style-name="쪽_번호">
      <style:paragraph-properties fo:text-align="justify" fo:text-indent="0pt" fo:margin-left="0pt" fo:margin-right="0pt" fo:margin-top="5pt" fo:margin-bottom="0pt" fo:line-height="160%"/>
    </style:style>
    <style:style style:family="text" style:name="p45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5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5-1-3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6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6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6-1-4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7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7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8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8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8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8-1-4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49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9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9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49-1-4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0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0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1" style:parent-style-name="쪽_번호">
      <style:paragraph-properties fo:text-align="justify" fo:text-indent="0pt" fo:margin-left="0pt" fo:margin-right="0pt" fo:margin-top="5pt" fo:margin-bottom="0pt" fo:line-height="110%"/>
    </style:style>
    <style:style style:family="text" style:name="p51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1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1-1-3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2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2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2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2-1-4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2-1-5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2-1-6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3" style:parent-style-name="쪽_번호">
      <style:paragraph-properties fo:text-align="justify" fo:text-indent="0pt" fo:margin-left="0pt" fo:margin-right="0pt" fo:margin-top="5pt" fo:margin-bottom="0pt" fo:line-height="160%"/>
    </style:style>
    <style:style style:family="text" style:name="p53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3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3-1-3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3-1-4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4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4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4-1-3">
      <style:text-properties style:font-name="굴림" style:font-name-asian="굴림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5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5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5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5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5-1-4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6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6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7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57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8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58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59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0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1-1-1">
      <style:text-properties style:font-name="HY울릉도M" style:font-name-asian="HY울릉도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6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64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65" style:parent-style-name="바탕글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66" style:parent-style-name="쪽_번호">
      <style:paragraph-properties fo:text-align="justify" fo:text-indent="0pt" fo:margin-left="0pt" fo:margin-right="0pt" fo:margin-top="5pt" fo:margin-bottom="0pt" fo:line-height="160%"/>
    </style:style>
    <style:style style:family="text" style:name="p66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66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-1-3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-1-4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-1-5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66-1-6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7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67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67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8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68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69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69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60%"/>
    </style:style>
    <style:style style:family="paragraph" style:class="text" style:name="Paragraph-71" style:parent-style-name="쪽_번호">
      <style:paragraph-properties fo:text-align="justify" fo:text-indent="0pt" fo:margin-left="0pt" fo:margin-right="0pt" fo:margin-top="5pt" fo:margin-bottom="0pt" fo:line-height="160%"/>
    </style:style>
    <style:style style:family="text" style:name="p71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71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2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72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3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74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74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5" style:parent-style-name="바탕글">
      <style:paragraph-properties fo:text-align="justify" fo:text-indent="-15.76pt" fo:margin-left="15.76pt" fo:margin-right="0pt" fo:margin-top="0pt" fo:margin-bottom="0pt" fo:line-height="160%"/>
    </style:style>
    <style:style style:family="text" style:name="p75-1-1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75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6-1-1">
      <style:text-properties style:font-name="HY울릉도M" style:font-name-asian="HY울릉도M" fo:font-size="15pt" style:font-size-asian="15pt" style:font-size-complex="15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7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78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79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80" style:parent-style-name="바탕글">
      <style:paragraph-properties fo:text-align="justify" fo:text-indent="0pt" fo:margin-left="0pt" fo:margin-right="0pt" fo:margin-top="0pt" fo:margin-bottom="0pt" fo:line-height="180%"/>
    </style:style>
    <style:style style:family="paragraph" style:class="text" style:name="Paragraph-81" style:parent-style-name="쪽_번호">
      <style:paragraph-properties fo:text-align="justify" fo:text-indent="0pt" fo:margin-left="0pt" fo:margin-right="0pt" fo:margin-top="5pt" fo:margin-bottom="0pt" fo:line-height="160%"/>
    </style:style>
    <style:style style:family="text" style:name="p81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81-1-2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-1-3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1-1-4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justify" fo:text-indent="0pt" fo:margin-left="0pt" fo:margin-right="0pt" fo:margin-top="0pt" fo:margin-bottom="0pt" fo:line-height="160%"/>
    </style:style>
    <style:style style:family="text" style:name="p82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82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justify" fo:text-indent="-8.24pt" fo:margin-left="8.24pt" fo:margin-right="0pt" fo:margin-top="0pt" fo:margin-bottom="0pt" fo:line-height="160%"/>
    </style:style>
    <style:style style:family="text" style:name="p83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83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84" style:parent-style-name="쪽_번호">
      <style:paragraph-properties fo:text-align="justify" fo:text-indent="0pt" fo:margin-left="0pt" fo:margin-right="0pt" fo:margin-top="5pt" fo:margin-bottom="0pt" fo:line-height="160%"/>
    </style:style>
    <style:style style:family="text" style:name="p84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84-1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84-1-3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4-1-4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84-1-5">
      <style:text-properties style:font-name="굴림" style:font-name-asian="굴림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name="Table-1" style:family="table">
      <style:table-properties style:width="180.01mm" table:align="margins" fo:margin-left="1mm" fo:margin-right="1mm" fo:margin-top="1mm" fo:margin-bottom="1mm" table:border-model="collapsing"/>
    </style:style>
    <style:style style:name="Table-2" style:family="table">
      <style:table-properties style:width="178.01mm" table:align="margins" fo:margin-left="1mm" fo:margin-right="1mm" fo:margin-top="1mm" fo:margin-bottom="1mm" table:border-model="collapsing"/>
    </style:style>
    <style:style style:name="Table-3" style:family="table">
      <style:table-properties style:width="178.01mm" table:align="margins" fo:margin-left="1mm" fo:margin-right="1mm" fo:margin-top="1mm" fo:margin-bottom="1mm" table:border-model="collapsing"/>
    </style:style>
    <style:style style:name="Table-4" style:family="table">
      <style:table-properties style:width="178.01mm" table:align="margins" fo:margin-left="1mm" fo:margin-right="1mm" fo:margin-top="1mm" fo:margin-bottom="1mm" table:border-model="collapsing"/>
    </style:style>
    <style:style style:name="Table-5" style:family="table">
      <style:table-properties style:width="178.01mm" table:align="margins" fo:margin-left="1mm" fo:margin-right="1mm" fo:margin-top="1mm" fo:margin-bottom="1mm" table:border-model="collapsing"/>
    </style:style>
    <style:style style:name="Table-6" style:family="table">
      <style:table-properties style:width="178.01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none #000000" fo:border-right="0.5mm double #000000" fo:border-top="0.12mm none #000000" fo:border-bottom="0.12mm none #000000"/>
    </style:style>
    <style:style style:name="Table-1-1-2" style:family="table-cell">
      <style:table-cell-properties fo:padding-left="1.8mm" fo:padding-right="1.8mm" fo:padding-top="0.5mm" fo:padding-bottom="0.5mm" fo:border-left="0.5mm double #000000" fo:border-right="0.12mm none #000000" fo:border-top="0.12mm none #000000" fo:border-bottom="0.5mm double #000000"/>
    </style:style>
    <style:style style:name="Table-2-1-1" style:family="table-cell">
      <style:table-cell-properties fo:padding-left="1.8mm" fo:padding-right="1.8mm" fo:padding-top="0.5mm" fo:padding-bottom="0.5mm" fo:border-left="0.4mm none #999999" fo:border-right="0.12mm solid #999999" fo:border-top="0.4mm solid #999999" fo:border-bottom="0.5mm double #999999" fo:background-color="#e5e5e5"/>
    </style:style>
    <style:style style:name="Table-2-1-2" style:family="table-cell">
      <style:table-cell-properties fo:padding-left="1.8mm" fo:padding-right="1.8mm" fo:padding-top="0.5mm" fo:padding-bottom="0.5mm" fo:border-left="0.12mm solid #999999" fo:border-right="0.12mm solid #999999" fo:border-top="0.4mm solid #999999" fo:border-bottom="0.5mm double #999999" fo:background-color="#e5e5e5"/>
    </style:style>
    <style:style style:name="Table-2-1-3" style:family="table-cell">
      <style:table-cell-properties fo:padding-left="1.8mm" fo:padding-right="1.8mm" fo:padding-top="0.5mm" fo:padding-bottom="0.5mm" fo:border-left="0.12mm solid #999999" fo:border-right="0.4mm none #999999" fo:border-top="0.4mm solid #999999" fo:border-bottom="0.5mm double #999999" fo:background-color="#e5e5e5"/>
    </style:style>
    <style:style style:name="Table-2-2-1" style:family="table-cell">
      <style:table-cell-properties fo:padding-left="1.8mm" fo:padding-right="1.8mm" fo:padding-top="0.5mm" fo:padding-bottom="0.5mm" fo:border-left="0.4mm none #999999" fo:border-right="0.12mm solid #999999" fo:border-top="0.5mm double #999999" fo:border-bottom="0.1mm dotted #999999"/>
    </style:style>
    <style:style style:name="Table-2-2-2" style:family="table-cell">
      <style:table-cell-properties fo:padding-left="1.8mm" fo:padding-right="1.8mm" fo:padding-top="0.5mm" fo:padding-bottom="0.5mm" fo:border-left="0.12mm solid #999999" fo:border-right="0.12mm solid #999999" fo:border-top="0.5mm double #999999" fo:border-bottom="0.1mm dotted #999999"/>
    </style:style>
    <style:style style:name="Table-2-2-3" style:family="table-cell">
      <style:table-cell-properties fo:padding-left="1.8mm" fo:padding-right="1.8mm" fo:padding-top="0.5mm" fo:padding-bottom="0.5mm" fo:border-left="0.12mm solid #999999" fo:border-right="0.4mm none #999999" fo:border-top="0.5mm double #999999" fo:border-bottom="0.1mm dotted #999999"/>
    </style:style>
    <style:style style:name="Table-2-3-1" style:family="table-cell">
      <style:table-cell-properties fo:padding-left="1.8mm" fo:padding-right="1.8mm" fo:padding-top="0.5mm" fo:padding-bottom="0.5mm" fo:border-left="0.4mm none #999999" fo:border-right="0.12mm solid #999999" fo:border-top="0.1mm dotted #999999" fo:border-bottom="0.1mm dotted #999999"/>
    </style:style>
    <style:style style:name="Table-2-3-2" style:family="table-cell">
      <style:table-cell-properties fo:padding-left="1.8mm" fo:padding-right="1.8mm" fo:padding-top="0.5mm" fo:padding-bottom="0.5mm" fo:border-left="0.12mm solid #999999" fo:border-right="0.12mm solid #999999" fo:border-top="0.1mm dotted #999999" fo:border-bottom="0.1mm dotted #999999"/>
    </style:style>
    <style:style style:name="Table-2-3-3" style:family="table-cell">
      <style:table-cell-properties fo:padding-left="1.8mm" fo:padding-right="1.8mm" fo:padding-top="0.5mm" fo:padding-bottom="0.5mm" fo:border-left="0.12mm solid #999999" fo:border-right="0.4mm none #999999" fo:border-top="0.1mm dotted #999999" fo:border-bottom="0.1mm dotted #999999"/>
    </style:style>
    <style:style style:name="Table-2-4-1" style:family="table-cell">
      <style:table-cell-properties fo:padding-left="1.8mm" fo:padding-right="1.8mm" fo:padding-top="0.5mm" fo:padding-bottom="0.5mm" fo:border-left="0.4mm none #999999" fo:border-right="0.12mm solid #999999" fo:border-top="0.1mm dotted #999999" fo:border-bottom="0.12mm solid #999999"/>
    </style:style>
    <style:style style:name="Table-2-4-2" style:family="table-cell">
      <style:table-cell-properties fo:padding-left="1.8mm" fo:padding-right="1.8mm" fo:padding-top="0.5mm" fo:padding-bottom="0.5mm" fo:border-left="0.12mm solid #999999" fo:border-right="0.12mm solid #999999" fo:border-top="0.1mm dotted #999999" fo:border-bottom="0.12mm solid #999999"/>
    </style:style>
    <style:style style:name="Table-2-4-3" style:family="table-cell">
      <style:table-cell-properties fo:padding-left="1.8mm" fo:padding-right="1.8mm" fo:padding-top="0.5mm" fo:padding-bottom="0.5mm" fo:border-left="0.12mm solid #999999" fo:border-right="0.4mm none #999999" fo:border-top="0.1mm dotted #999999" fo:border-bottom="0.12mm solid #999999"/>
    </style:style>
    <style:style style:name="Table-2-5-1" style:family="table-cell">
      <style:table-cell-properties fo:padding-left="1.8mm" fo:padding-right="1.8mm" fo:padding-top="0.5mm" fo:padding-bottom="0.5mm" fo:border-left="0.4mm none #999999" fo:border-right="0.4mm none #999999" fo:border-top="0.12mm solid #999999" fo:border-bottom="0.4mm solid #999999"/>
    </style:style>
    <style:style style:name="Table-3-1-1" style:family="table-cell">
      <style:table-cell-properties fo:padding-left="1.8mm" fo:padding-right="1.8mm" fo:padding-top="0.5mm" fo:padding-bottom="0.5mm" fo:border-left="0.4mm none #999999" fo:border-right="0.12mm solid #999999" fo:border-top="0.4mm solid #999999" fo:border-bottom="0.5mm double #999999" fo:background-color="#e5e5e5"/>
    </style:style>
    <style:style style:name="Table-3-1-2" style:family="table-cell">
      <style:table-cell-properties fo:padding-left="1.8mm" fo:padding-right="1.8mm" fo:padding-top="0.5mm" fo:padding-bottom="0.5mm" fo:border-left="0.12mm solid #999999" fo:border-right="0.12mm solid #999999" fo:border-top="0.4mm solid #999999" fo:border-bottom="0.5mm double #999999" fo:background-color="#e5e5e5"/>
    </style:style>
    <style:style style:name="Table-3-1-3" style:family="table-cell">
      <style:table-cell-properties fo:padding-left="1.8mm" fo:padding-right="1.8mm" fo:padding-top="0.5mm" fo:padding-bottom="0.5mm" fo:border-left="0.12mm solid #999999" fo:border-right="0.4mm none #999999" fo:border-top="0.4mm solid #999999" fo:border-bottom="0.5mm double #999999" fo:background-color="#e5e5e5"/>
    </style:style>
    <style:style style:name="Table-3-2-1" style:family="table-cell">
      <style:table-cell-properties fo:padding-left="1.8mm" fo:padding-right="1.8mm" fo:padding-top="0.5mm" fo:padding-bottom="0.5mm" fo:border-left="0.4mm none #999999" fo:border-right="0.12mm solid #999999" fo:border-top="0.5mm double #999999" fo:border-bottom="0.1mm dotted #999999"/>
    </style:style>
    <style:style style:name="Table-3-2-2" style:family="table-cell">
      <style:table-cell-properties fo:padding-left="1.8mm" fo:padding-right="1.8mm" fo:padding-top="0.5mm" fo:padding-bottom="0.5mm" fo:border-left="0.12mm solid #999999" fo:border-right="0.12mm solid #999999" fo:border-top="0.5mm double #999999" fo:border-bottom="0.1mm dotted #999999"/>
    </style:style>
    <style:style style:name="Table-3-2-3" style:family="table-cell">
      <style:table-cell-properties fo:padding-left="1.8mm" fo:padding-right="1.8mm" fo:padding-top="0.5mm" fo:padding-bottom="0.5mm" fo:border-left="0.12mm solid #999999" fo:border-right="0.4mm none #999999" fo:border-top="0.5mm double #999999" fo:border-bottom="0.1mm dotted #999999"/>
    </style:style>
    <style:style style:name="Table-3-3-1" style:family="table-cell">
      <style:table-cell-properties fo:padding-left="1.8mm" fo:padding-right="1.8mm" fo:padding-top="0.5mm" fo:padding-bottom="0.5mm" fo:border-left="0.4mm none #999999" fo:border-right="0.12mm solid #999999" fo:border-top="0.1mm dotted #999999" fo:border-bottom="0.1mm dotted #999999"/>
    </style:style>
    <style:style style:name="Table-3-3-2" style:family="table-cell">
      <style:table-cell-properties fo:padding-left="1.8mm" fo:padding-right="1.8mm" fo:padding-top="0.5mm" fo:padding-bottom="0.5mm" fo:border-left="0.12mm solid #999999" fo:border-right="0.12mm solid #999999" fo:border-top="0.1mm dotted #999999" fo:border-bottom="0.1mm dotted #999999"/>
    </style:style>
    <style:style style:name="Table-3-3-3" style:family="table-cell">
      <style:table-cell-properties fo:padding-left="1.8mm" fo:padding-right="1.8mm" fo:padding-top="0.5mm" fo:padding-bottom="0.5mm" fo:border-left="0.12mm solid #999999" fo:border-right="0.4mm none #999999" fo:border-top="0.1mm dotted #999999" fo:border-bottom="0.1mm dotted #999999"/>
    </style:style>
    <style:style style:name="Table-3-4-1" style:family="table-cell">
      <style:table-cell-properties fo:padding-left="1.8mm" fo:padding-right="1.8mm" fo:padding-top="0.5mm" fo:padding-bottom="0.5mm" fo:border-left="0.4mm none #999999" fo:border-right="0.12mm solid #999999" fo:border-top="0.1mm dotted #999999" fo:border-bottom="0.1mm solid #999999"/>
    </style:style>
    <style:style style:name="Table-3-4-2" style:family="table-cell">
      <style:table-cell-properties fo:padding-left="1.8mm" fo:padding-right="1.8mm" fo:padding-top="0.5mm" fo:padding-bottom="0.5mm" fo:border-left="0.12mm solid #999999" fo:border-right="0.12mm solid #999999" fo:border-top="0.1mm dotted #999999" fo:border-bottom="0.1mm solid #999999"/>
    </style:style>
    <style:style style:name="Table-3-4-3" style:family="table-cell">
      <style:table-cell-properties fo:padding-left="1.8mm" fo:padding-right="1.8mm" fo:padding-top="0.5mm" fo:padding-bottom="0.5mm" fo:border-left="0.12mm solid #999999" fo:border-right="0.4mm none #999999" fo:border-top="0.1mm dotted #999999" fo:border-bottom="0.1mm solid #999999"/>
    </style:style>
    <style:style style:name="Table-3-5-1" style:family="table-cell">
      <style:table-cell-properties fo:padding-left="1.8mm" fo:padding-right="1.8mm" fo:padding-top="0.5mm" fo:padding-bottom="0.5mm" fo:border-left="0.4mm none #999999" fo:border-right="0.4mm none #999999" fo:border-top="0.12mm solid #999999" fo:border-bottom="0.4mm solid #999999"/>
    </style:style>
    <style:style style:name="Table-4-1-1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4mm solid #000000"/>
    </style:style>
    <style:style style:name="Table-4-1-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dotted #000000"/>
    </style:style>
    <style:style style:name="Table-4-2-1" style:family="table-cell">
      <style:table-cell-properties fo:padding-left="1.8mm" fo:padding-right="1.8mm" fo:padding-top="0.5mm" fo:padding-bottom="0.5mm" fo:border-left="0.4mm solid #000000" fo:border-right="0.1mm dotted #000000" fo:border-top="0.12mm dotted #000000" fo:border-bottom="0.12mm none #000000"/>
    </style:style>
    <style:style style:name="Table-4-2-2" style:family="table-cell">
      <style:table-cell-properties fo:padding-left="1.8mm" fo:padding-right="1.8mm" fo:padding-top="0.5mm" fo:padding-bottom="0.5mm" fo:border-left="0.1mm dotted #000000" fo:border-right="0.12mm dotted #000000" fo:border-top="0.12mm dotted #000000" fo:border-bottom="0.4mm none #000000"/>
    </style:style>
    <style:style style:name="Table-4-3-1" style:family="table-cell">
      <style:table-cell-properties fo:padding-left="1.8mm" fo:padding-right="1.8mm" fo:padding-top="0.5mm" fo:padding-bottom="0.5mm" fo:border-left="0.12mm none #000000" fo:border-right="0.12mm dotted #000000" fo:border-top="0.4mm solid #000000" fo:border-bottom="0.12mm none #000000"/>
    </style:style>
    <style:style style:name="Table-4-3-2" style:family="table-cell">
      <style:table-cell-properties fo:padding-left="1.8mm" fo:padding-right="1.8mm" fo:padding-top="0.5mm" fo:padding-bottom="0.5mm" fo:border-left="0.12mm dotted #000000" fo:border-right="0.12mm dotted #000000" fo:border-top="0.4mm none #000000" fo:border-bottom="0.12mm dotted #000000"/>
    </style:style>
    <style:style style:name="Table-4-3-3" style:family="table-cell">
      <style:table-cell-properties fo:padding-left="1.8mm" fo:padding-right="1.8mm" fo:padding-top="0.5mm" fo:padding-bottom="0.5mm" fo:border-left="0.12mm dotted #000000" fo:border-right="0.12mm dotted #000000" fo:border-top="0.4mm none #000000" fo:border-bottom="0.12mm dotted #000000"/>
    </style:style>
    <style:style style:name="Table-5-1-1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4mm solid #000000"/>
    </style:style>
    <style:style style:name="Table-5-1-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dotted #000000"/>
    </style:style>
    <style:style style:name="Table-5-2-1" style:family="table-cell">
      <style:table-cell-properties fo:padding-left="1.8mm" fo:padding-right="1.8mm" fo:padding-top="0.5mm" fo:padding-bottom="0.5mm" fo:border-left="0.4mm solid #000000" fo:border-right="0.1mm dotted #000000" fo:border-top="0.12mm dotted #000000" fo:border-bottom="0.12mm none #000000"/>
    </style:style>
    <style:style style:name="Table-5-2-2" style:family="table-cell">
      <style:table-cell-properties fo:padding-left="1.8mm" fo:padding-right="1.8mm" fo:padding-top="0.5mm" fo:padding-bottom="0.5mm" fo:border-left="0.1mm dotted #000000" fo:border-right="0.12mm dotted #000000" fo:border-top="0.12mm dotted #000000" fo:border-bottom="0.12mm none #000000"/>
    </style:style>
    <style:style style:name="Table-5-3-1" style:family="table-cell">
      <style:table-cell-properties fo:padding-left="1.8mm" fo:padding-right="1.8mm" fo:padding-top="0.5mm" fo:padding-bottom="0.5mm" fo:border-left="0.12mm none #000000" fo:border-right="0.12mm dotted #000000" fo:border-top="0.4mm solid #000000" fo:border-bottom="0.12mm none #000000"/>
    </style:style>
    <style:style style:name="Table-5-3-2" style:family="table-cell">
      <style:table-cell-properties fo:padding-left="1.8mm" fo:padding-right="1.8mm" fo:padding-top="0.5mm" fo:padding-bottom="0.5mm" fo:border-left="0.12mm dotted #000000" fo:border-right="0.12mm dotted #000000" fo:border-top="0.4mm none #000000" fo:border-bottom="0.12mm dotted #000000"/>
    </style:style>
    <style:style style:name="Table-5-3-3" style:family="table-cell">
      <style:table-cell-properties fo:padding-left="1.8mm" fo:padding-right="1.8mm" fo:padding-top="0.5mm" fo:padding-bottom="0.5mm" fo:border-left="0.12mm dotted #000000" fo:border-right="0.12mm dotted #000000" fo:border-top="0.4mm none #000000" fo:border-bottom="0.12mm dotted #000000"/>
    </style:style>
    <style:style style:name="Table-6-1-1" style:family="table-cell">
      <style:table-cell-properties fo:padding-left="1.8mm" fo:padding-right="1.8mm" fo:padding-top="0.5mm" fo:padding-bottom="0.5mm" fo:border-left="0.12mm solid #000000" fo:border-right="0.4mm solid #000000" fo:border-top="0.12mm solid #000000" fo:border-bottom="0.4mm solid #000000"/>
    </style:style>
    <style:style style:name="Table-6-1-2" style:family="table-cell">
      <style:table-cell-properties fo:padding-left="1.8mm" fo:padding-right="1.8mm" fo:padding-top="0.5mm" fo:padding-bottom="0.5mm" fo:border-left="0.4mm solid #000000" fo:border-right="0.12mm none #000000" fo:border-top="0.12mm none #000000" fo:border-bottom="0.12mm dotted #000000"/>
    </style:style>
    <style:style style:name="Table-6-2-1" style:family="table-cell">
      <style:table-cell-properties fo:padding-left="1.8mm" fo:padding-right="1.8mm" fo:padding-top="0.5mm" fo:padding-bottom="0.5mm" fo:border-left="0.4mm solid #000000" fo:border-right="0.1mm dotted #000000" fo:border-top="0.12mm dotted #000000" fo:border-bottom="0.12mm none #000000"/>
    </style:style>
    <style:style style:name="Table-6-2-2" style:family="table-cell">
      <style:table-cell-properties fo:padding-left="1.8mm" fo:padding-right="1.8mm" fo:padding-top="0.5mm" fo:padding-bottom="0.5mm" fo:border-left="0.1mm dotted #000000" fo:border-right="0.12mm dotted #000000" fo:border-top="0.12mm dotted #000000" fo:border-bottom="0.12mm none #000000"/>
    </style:style>
    <style:style style:name="Table-6-3-1" style:family="table-cell">
      <style:table-cell-properties fo:padding-left="1.8mm" fo:padding-right="1.8mm" fo:padding-top="0.5mm" fo:padding-bottom="0.5mm" fo:border-left="0.12mm none #000000" fo:border-right="0.12mm dotted #000000" fo:border-top="0.4mm solid #000000" fo:border-bottom="0.12mm none #000000"/>
    </style:style>
    <style:style style:name="Table-6-3-2" style:family="table-cell">
      <style:table-cell-properties fo:padding-left="1.8mm" fo:padding-right="1.8mm" fo:padding-top="0.5mm" fo:padding-bottom="0.5mm" fo:border-left="0.12mm dotted #000000" fo:border-right="0.12mm dotted #000000" fo:border-top="0.4mm none #000000" fo:border-bottom="0.12mm dotted #000000"/>
    </style:style>
    <style:style style:name="Table-6-3-3" style:family="table-cell">
      <style:table-cell-properties fo:padding-left="1.8mm" fo:padding-right="1.8mm" fo:padding-top="0.5mm" fo:padding-bottom="0.5mm" fo:border-left="0.12mm dotted #000000" fo:border-right="0.12mm dotted #000000" fo:border-top="0.4mm none #000000" fo:border-bottom="0.12mm dotte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able:table table:style-name="Table-1">
        <table:table-column table:number-columns-repeated="2"/>
        <table:table-row>
          <table:table-cell table:style-name="Table-1-1-1" table:number-columns-spanned="1" table:number-rows-spanned="1">
            <text:p text:style-name="Paragraph-2"><text:span text:style-name="p2-1-1">하단역</text:span></text:p>
          </table:table-cell>
          <table:table-cell table:style-name="Table-1-1-2" table:number-columns-spanned="1" table:number-rows-spanned="1">
            <text:p text:style-name="바탕글"><text:span text:style-name="p3-1-1">풍수해 취약개소 현황 및 행동 요령</text:span></text:p>
          </table:table-cell>
        </table:table-row>
      </table:table>
      <text:p text:style-name="Paragraph-4"><text:span text:style-name="p4-1-1">작성일자 : 2023.6.7.(수)</text:span></text:p>
      <text:p text:style-name="Paragraph-5"><text:span text:style-name="p5-1-1">▢ </text:span><text:span text:style-name="p5-1-2">취약개소 현황</text:span><text:span text:style-name="p5-1-4">(피해이력, 현장상황 고려, 구체적 작성)</text:span><text:span text:style-name="p5-1-5">                       * 줄, 칸 적의 사용</text:span></text:p>
      <text:p text:style-name="Paragraph-6"/>
      <table:table table:style-name="Table-2">
        <table:table-column table:number-columns-repeated="3"/>
        <table:table-row>
          <table:table-cell table:style-name="Table-2-1-1" table:number-columns-spanned="1" table:number-rows-spanned="1">
            <text:p text:style-name="Paragraph-7"><text:span text:style-name="p7-1-1">집중 호우(침수, 누수 등)</text:span></text:p>
          </table:table-cell>
          <table:table-cell table:style-name="Table-2-1-2" table:number-columns-spanned="1" table:number-rows-spanned="1">
            <text:p text:style-name="Paragraph-8"><text:span text:style-name="p8-1-1">강 풍 </text:span></text:p>
          </table:table-cell>
          <table:table-cell table:style-name="Table-2-1-3" table:number-columns-spanned="1" table:number-rows-spanned="1">
            <text:p text:style-name="Paragraph-9"><text:span text:style-name="p9-1-1">결로 등</text:span></text:p>
          </table:table-cell>
        </table:table-row>
        <table:table-row>
          <table:table-cell table:style-name="Table-2-2-1" table:number-columns-spanned="1" table:number-rows-spanned="1">
            <text:p text:style-name="쪽_번호"><text:span text:style-name="p10-1-1">➊ </text:span><text:span text:style-name="p10-1-2">E/S 1,2</text:span><text:span text:style-name="p10-1-3">호기</text:span></text:p>
          </table:table-cell>
          <table:table-cell table:style-name="Table-2-2-2" table:number-columns-spanned="1" table:number-rows-spanned="1">
            <text:p text:style-name="쪽_번호"><text:span text:style-name="p11-1-1">➊ </text:span><text:span text:style-name="p11-1-2">출구 폴사인, 벽면광고판</text:span></text:p>
          </table:table-cell>
          <table:table-cell table:style-name="Table-2-2-3" table:number-columns-spanned="1" table:number-rows-spanned="1">
            <text:p text:style-name="쪽_번호"><text:span text:style-name="p12-1-1">➊ 7</text:span><text:span text:style-name="p12-1-2">~12</text:span><text:span text:style-name="p12-1-3">번 출구 연결통로</text:span></text:p>
          </table:table-cell>
        </table:table-row>
        <table:table-row>
          <table:table-cell table:style-name="Table-2-3-1" table:number-columns-spanned="1" table:number-rows-spanned="1">
            <text:p text:style-name="쪽_번호"><text:span text:style-name="p13-1-1">➋</text:span><text:span text:style-name="p13-1-2"> 1,</text:span><text:span text:style-name="p13-1-3">2번 출구 하부 배수구</text:span></text:p>
          </table:table-cell>
          <table:table-cell table:style-name="Table-2-3-2" table:number-columns-spanned="1" table:number-rows-spanned="1">
            <text:p text:style-name="쪽_번호"><text:span text:style-name="p14-1-1">➋ 2</text:span><text:span text:style-name="p14-1-2">번 출구 인근 공사장</text:span></text:p>
          </table:table-cell>
          <table:table-cell table:style-name="Table-2-3-3" table:number-columns-spanned="1" table:number-rows-spanned="1">
            <text:p text:style-name="쪽_번호"><text:span text:style-name="p15-1-1">➋ </text:span><text:span text:style-name="p15-1-2">화장실 바닥 </text:span></text:p>
          </table:table-cell>
        </table:table-row>
        <table:table-row>
          <table:table-cell table:style-name="Table-2-4-1" table:number-columns-spanned="1" table:number-rows-spanned="1">
            <text:p text:style-name="바탕글"><text:span text:style-name="p16-1-1">➌</text:span><text:span text:style-name="p16-1-2"> E/L 1,2,3</text:span><text:span text:style-name="p16-1-3">호기</text:span></text:p>
          </table:table-cell>
          <table:table-cell table:style-name="Table-2-4-2" table:number-columns-spanned="1" table:number-rows-spanned="1">
            <text:p text:style-name="바탕글"><text:span text:style-name="p17-1-1">➌ </text:span></text:p>
          </table:table-cell>
          <table:table-cell table:style-name="Table-2-4-3" table:number-columns-spanned="1" table:number-rows-spanned="1">
            <text:p text:style-name="바탕글"><text:span text:style-name="p18-1-1">➌ </text:span><text:span text:style-name="p18-1-2">E/L 2</text:span><text:span text:style-name="p18-1-3">호기 대합실 통로</text:span></text:p>
          </table:table-cell>
        </table:table-row>
        <table:table-row>
          <table:table-cell table:style-name="Table-2-5-1" table:number-columns-spanned="3" table:number-rows-spanned="1">
            <text:p text:style-name="Paragraph-19"><text:span text:style-name="p19-1-1">※ </text:span><text:span text:style-name="p19-1-2">참고사항</text:span></text:p>
          </table:table-cell>
        </table:table-row>
      </table:table>
      <text:p text:style-name="Paragraph-20"/>
      <text:p text:style-name="Paragraph-21"><text:span text:style-name="p21-1-1">▢ </text:span><text:span text:style-name="p21-1-2">사전 조치 사항</text:span><text:span text:style-name="p21-1-4">(</text:span><text:span text:style-name="p21-1-6">순회 시 집중 점검)</text:span><text:span text:style-name="p21-1-8">(현황의 번호에 맞추어 작성)</text:span></text:p>
      <text:p text:style-name="Paragraph-22"/>
      <table:table table:style-name="Table-3">
        <table:table-column table:number-columns-repeated="3"/>
        <table:table-row>
          <table:table-cell table:style-name="Table-3-1-1" table:number-columns-spanned="1" table:number-rows-spanned="1">
            <text:p text:style-name="Paragraph-23"><text:span text:style-name="p23-1-1">집중 호우</text:span></text:p>
          </table:table-cell>
          <table:table-cell table:style-name="Table-3-1-2" table:number-columns-spanned="1" table:number-rows-spanned="1">
            <text:p text:style-name="Paragraph-24"><text:span text:style-name="p24-1-1">강 풍 </text:span></text:p>
          </table:table-cell>
          <table:table-cell table:style-name="Table-3-1-3" table:number-columns-spanned="1" table:number-rows-spanned="1">
            <text:p text:style-name="Paragraph-25"><text:span text:style-name="p25-1-1">결로 등</text:span></text:p>
          </table:table-cell>
        </table:table-row>
        <table:table-row>
          <table:table-cell table:style-name="Table-3-2-1" table:number-columns-spanned="1" table:number-rows-spanned="1">
            <text:p text:style-name="쪽_번호"><text:span text:style-name="p26-1-1">➊ </text:span><text:span text:style-name="p26-1-2">차수용품 사전 배치</text:span></text:p>
          </table:table-cell>
          <table:table-cell table:style-name="Table-3-2-2" table:number-columns-spanned="1" table:number-rows-spanned="1">
            <text:p text:style-name="쪽_번호"><text:span text:style-name="p27-1-1">➊ </text:span><text:span text:style-name="p27-1-2">출구 지상외벽, 벽면부착물, </text:span></text:p>
            <text:p text:style-name="쪽_번호"><text:span text:style-name="p28-1-1">캐노피 및 폴사인 점검</text:span></text:p>
          </table:table-cell>
          <table:table-cell table:style-name="Table-3-2-3" table:number-columns-spanned="1" table:number-rows-spanned="1">
            <text:p text:style-name="쪽_번호"><text:span text:style-name="p29-1-1">➊ </text:span><text:span text:style-name="p29-1-2">미끄럼 방지 매트, 안내판 설치</text:span></text:p>
          </table:table-cell>
        </table:table-row>
        <table:table-row>
          <table:table-cell table:style-name="Table-3-3-1" table:number-columns-spanned="1" table:number-rows-spanned="1">
            <text:p text:style-name="쪽_번호"><text:span text:style-name="p30-1-1">➋ </text:span><text:span text:style-name="p30-1-2">배수로 사전 정비</text:span></text:p>
          </table:table-cell>
          <table:table-cell table:style-name="Table-3-3-2" table:number-columns-spanned="1" table:number-rows-spanned="1">
            <text:p text:style-name="쪽_번호"><text:span text:style-name="p31-1-1">➋ </text:span><text:span text:style-name="p31-1-2">역사 인접 지상 수목, 공사장 </text:span><text:span text:style-name="p31-2-1">확인 </text:span></text:p>
          </table:table-cell>
          <table:table-cell table:style-name="Table-3-3-3" table:number-columns-spanned="1" table:number-rows-spanned="1">
            <text:p text:style-name="쪽_번호"><text:span text:style-name="p32-1-1">➋ </text:span><text:span text:style-name="p32-1-2">미끄럼 방지 매트 설치</text:span></text:p>
          </table:table-cell>
        </table:table-row>
        <table:table-row>
          <table:table-cell table:style-name="Table-3-4-1" table:number-columns-spanned="1" table:number-rows-spanned="1">
            <text:p text:style-name="바탕글"><text:span text:style-name="p33-1-1">➌ </text:span><text:span text:style-name="p33-1-2">차수용품 사전 배치</text:span></text:p>
          </table:table-cell>
          <table:table-cell table:style-name="Table-3-4-2" table:number-columns-spanned="1" table:number-rows-spanned="1">
            <text:p text:style-name="바탕글"><text:span text:style-name="p34-1-1">➌</text:span><text:span text:style-name="p34-1-2"> </text:span></text:p>
          </table:table-cell>
          <table:table-cell table:style-name="Table-3-4-3" table:number-columns-spanned="1" table:number-rows-spanned="1">
            <text:p text:style-name="바탕글"><text:span text:style-name="p35-1-1">➌ </text:span><text:span text:style-name="p35-1-2">미끄럼 방지 매트, 안내판 설치</text:span></text:p>
          </table:table-cell>
        </table:table-row>
        <table:table-row>
          <table:table-cell table:style-name="Table-3-5-1" table:number-columns-spanned="3" table:number-rows-spanned="1">
            <text:p text:style-name="Paragraph-36"><text:span text:style-name="p36-1-1">※ </text:span><text:span text:style-name="p36-1-2">참고사항 </text:span></text:p>
          </table:table-cell>
        </table:table-row>
      </table:table>
      <text:p text:style-name="Paragraph-37"/>
      <text:p text:style-name="Paragraph-38"><text:span text:style-name="p38-1-1">▢ </text:span><text:span text:style-name="p38-1-2">역사별 상황을 반영한 세부 행동 요령</text:span><text:span text:style-name="p38-1-3">(현장 조치 매뉴얼 기반, 역사 사정에 맞추어 작성)</text:span></text:p>
      <text:p text:style-name="Paragraph-39"/>
      <table:table table:style-name="Table-4">
        <table:table-column table:number-columns-repeated="4"/>
        <table:table-row>
          <table:table-cell table:style-name="Table-4-1-1" table:number-columns-spanned="2" table:number-rows-spanned="2">
            <text:p text:style-name="Paragraph-40"><text:span text:style-name="p40-1-1">집중 호우</text:span></text:p>
          </table:table-cell>
          <table:table-cell table:style-name="Table-4-1-2" table:number-columns-spanned="2" table:number-rows-spanned="1">
            <text:p text:style-name="Paragraph-41"/>
          </table:table-cell>
        </table:table-row>
        <table:table-row>
          <table:table-cell table:style-name="Table-4-2-1" table:number-columns-spanned="1" table:number-rows-spanned="1">
            <text:p text:style-name="Paragraph-42"/>
          </table:table-cell>
          <table:table-cell table:style-name="Table-4-2-2" table:number-columns-spanned="1" table:number-rows-spanned="1">
            <text:p text:style-name="Paragraph-43"/>
          </table:table-cell>
        </table:table-row>
        <table:table-row>
          <table:table-cell table:style-name="Table-4-3-1" table:number-columns-spanned="1" table:number-rows-spanned="1">
            <text:p text:style-name="Paragraph-44"/>
          </table:table-cell>
          <table:table-cell table:style-name="Table-4-3-2" table:number-columns-spanned="2" table:number-rows-spanned="1">
            <text:p text:style-name="Paragraph-45"><text:span text:style-name="p45-1-1">➊ </text:span><text:span text:style-name="p45-1-2">E/S 1,2</text:span><text:span text:style-name="p45-1-3">호기 수위 상승 확인</text:span></text:p>
            <text:p text:style-name="Paragraph-46"><text:span text:style-name="p46-1-1">‧ </text:span><text:span text:style-name="p46-1-2">E/S </text:span><text:span text:style-name="p46-1-3">통제 </text:span><text:span text:style-name="p46-1-4">후 주전원 차단</text:span></text:p>
            <text:p text:style-name="Paragraph-47"><text:span text:style-name="p47-1-1">  - E/S </text:span><text:span text:style-name="p47-1-2">하부 비상정지 버튼</text:span></text:p>
            <text:p text:style-name="Paragraph-48"><text:span text:style-name="p48-1-1">‧ </text:span><text:span text:style-name="p48-1-2">차수판 설치 / </text:span><text:span text:style-name="p48-1-3">E/S </text:span><text:span text:style-name="p48-1-4">맞은편 환기구 벽면</text:span></text:p>
            <text:p text:style-name="Paragraph-49"><text:span text:style-name="p49-1-1">‧ </text:span><text:span text:style-name="p49-1-2">필요 시 모래주머니 설치 / </text:span><text:span text:style-name="p49-1-3">C</text:span><text:span text:style-name="p49-1-4">환기실 수방자재</text:span></text:p>
            <text:p text:style-name="Paragraph-50"><text:span text:style-name="p50-1-1">‧ </text:span><text:span text:style-name="p50-1-2">우회 안내표지 부착</text:span></text:p>
            <text:p text:style-name="Paragraph-51"><text:span text:style-name="p51-1-1">※</text:span><text:span text:style-name="p51-1-2"> </text:span><text:span text:style-name="p51-1-3">차수판 설치 우선순위</text:span></text:p>
            <text:p text:style-name="Paragraph-52"><text:span text:style-name="p52-1-1"> </text:span><text:span text:style-name="p52-1-2">- E/S 1,2</text:span><text:span text:style-name="p52-1-3">호기 </text:span><text:span text:style-name="p52-1-4">→ </text:span><text:span text:style-name="p52-1-5">E/L 1,2,3</text:span><text:span text:style-name="p52-1-6">호기 등</text:span></text:p>
          </table:table-cell>
          <table:table-cell table:style-name="Table-4-3-3" table:number-columns-spanned="1" table:number-rows-spanned="1">
            <text:p text:style-name="Paragraph-53"><text:span text:style-name="p53-1-1">➋</text:span><text:span text:style-name="p53-1-2"> </text:span><text:span text:style-name="p53-1-3">1,</text:span><text:span text:style-name="p53-1-4">2번 출구 하부 배수구 용량 초과 확인</text:span></text:p>
            <text:p text:style-name="Paragraph-54"><text:span text:style-name="p54-1-1">‧ </text:span><text:span text:style-name="p54-1-2">출구 외부 수위 확인  </text:span><text:span text:style-name="p54-1-3">* 수위 상승 시 차수판 설치</text:span></text:p>
            <text:p text:style-name="Paragraph-55"><text:span text:style-name="p55-1-1">‧ </text:span><text:span text:style-name="p55-1-2">대합실 유입 차단 모래주머니 설치 / </text:span><text:span text:style-name="p55-1-3">A</text:span><text:span text:style-name="p55-1-4">환기실 수방자재</text:span></text:p>
            <text:p text:style-name="Paragraph-56"><text:span text:style-name="p56-1-1">‧ </text:span><text:span text:style-name="p56-1-2">넘어짐 주의 안내표지 부착 / 관계부서 신고</text:span></text:p>
            <text:p text:style-name="Paragraph-57"><text:span text:style-name="p57-1-1">‧ </text:span><text:span text:style-name="p57-1-2">필요시 통행 차단 / 역무실 내 안전띠 활용</text:span></text:p>
            <text:p text:style-name="Paragraph-58"><text:span text:style-name="p58-1-1">※ </text:span><text:span text:style-name="p58-1-2">외부건물 연결통로</text:span></text:p>
            <text:p text:style-name="Paragraph-59"><text:span text:style-name="p59-1-1"> - 우수유입 확인</text:span></text:p>
            <text:p text:style-name="Paragraph-60"><text:span text:style-name="p60-1-1"> - 차수시설 설치(통보)</text:span></text:p>
          </table:table-cell>
        </table:table-row>
      </table:table>
      <table:table table:style-name="Table-5">
        <table:table-column table:number-columns-repeated="4"/>
        <table:table-row>
          <table:table-cell table:style-name="Table-5-1-1" table:number-columns-spanned="2" table:number-rows-spanned="2">
            <text:p text:style-name="Paragraph-61"><text:span text:style-name="p61-1-1">강풍</text:span></text:p>
          </table:table-cell>
          <table:table-cell table:style-name="Table-5-1-2" table:number-columns-spanned="2" table:number-rows-spanned="1">
            <text:p text:style-name="Paragraph-62"/>
          </table:table-cell>
        </table:table-row>
        <table:table-row>
          <table:table-cell table:style-name="Table-5-2-1" table:number-columns-spanned="1" table:number-rows-spanned="1">
            <text:p text:style-name="Paragraph-63"/>
          </table:table-cell>
          <table:table-cell table:style-name="Table-5-2-2" table:number-columns-spanned="1" table:number-rows-spanned="1">
            <text:p text:style-name="Paragraph-64"/>
          </table:table-cell>
        </table:table-row>
        <table:table-row>
          <table:table-cell table:style-name="Table-5-3-1" table:number-columns-spanned="1" table:number-rows-spanned="1">
            <text:p text:style-name="Paragraph-65"/>
          </table:table-cell>
          <table:table-cell table:style-name="Table-5-3-2" table:number-columns-spanned="2" table:number-rows-spanned="1">
            <text:p text:style-name="Paragraph-66"><text:span text:style-name="p66-1-1">➊ </text:span><text:span text:style-name="p66-1-2">대합실</text:span><text:span text:style-name="p66-1-3">·</text:span><text:span text:style-name="p66-1-4">승강장</text:span><text:span text:style-name="p66-1-5">·</text:span><text:span text:style-name="p66-1-6">외부출입구(지하) 창문 등 파손 발견</text:span></text:p>
            <text:p text:style-name="Paragraph-67"><text:span text:style-name="p67-1-1">‧ </text:span><text:span text:style-name="p67-1-2">즉시 파편 제거</text:span><text:span text:style-name="p67-1-3"> </text:span></text:p>
            <text:p text:style-name="Paragraph-68"><text:span text:style-name="p68-1-1">‧ </text:span><text:span text:style-name="p68-1-2">필요시 통행 차단 / 역무안전실 내 안전띠 활용</text:span></text:p>
            <text:p text:style-name="Paragraph-69"><text:span text:style-name="p69-1-1">‧ </text:span><text:span text:style-name="p69-1-2">관계부서 신고</text:span></text:p>
            <text:p text:style-name="Paragraph-70"/>
          </table:table-cell>
          <table:table-cell table:style-name="Table-5-3-3" table:number-columns-spanned="1" table:number-rows-spanned="1">
            <text:p text:style-name="Paragraph-71"><text:span text:style-name="p71-1-1">➋ </text:span><text:span text:style-name="p71-1-2">폴사인 파손 확인</text:span></text:p>
            <text:p text:style-name="Paragraph-72"><text:span text:style-name="p72-1-1">‧ </text:span><text:span text:style-name="p72-1-2">즉시 탈락부 제거 / 2차 피해 예방</text:span></text:p>
            <text:p text:style-name="Paragraph-73"><text:span text:style-name="p73-1-1">  - 교통 방해 시 112 신고</text:span></text:p>
            <text:p text:style-name="Paragraph-74"><text:span text:style-name="p74-1-1">‧ </text:span><text:span text:style-name="p74-1-2">필요시 안전띠 설치 </text:span></text:p>
            <text:p text:style-name="Paragraph-75"><text:span text:style-name="p75-1-1">➌ </text:span><text:span text:style-name="p75-1-2">지상 순찰 시 안전모 착용</text:span></text:p>
          </table:table-cell>
        </table:table-row>
      </table:table>
      <table:table table:style-name="Table-6">
        <table:table-column table:number-columns-repeated="4"/>
        <table:table-row>
          <table:table-cell table:style-name="Table-6-1-1" table:number-columns-spanned="2" table:number-rows-spanned="2">
            <text:p text:style-name="Paragraph-76"><text:span text:style-name="p76-1-1">결로</text:span></text:p>
          </table:table-cell>
          <table:table-cell table:style-name="Table-6-1-2" table:number-columns-spanned="2" table:number-rows-spanned="1">
            <text:p text:style-name="Paragraph-77"/>
          </table:table-cell>
        </table:table-row>
        <table:table-row>
          <table:table-cell table:style-name="Table-6-2-1" table:number-columns-spanned="1" table:number-rows-spanned="1">
            <text:p text:style-name="Paragraph-78"/>
          </table:table-cell>
          <table:table-cell table:style-name="Table-6-2-2" table:number-columns-spanned="1" table:number-rows-spanned="1">
            <text:p text:style-name="Paragraph-79"/>
          </table:table-cell>
        </table:table-row>
        <table:table-row>
          <table:table-cell table:style-name="Table-6-3-1" table:number-columns-spanned="1" table:number-rows-spanned="1">
            <text:p text:style-name="Paragraph-80"/>
          </table:table-cell>
          <table:table-cell table:style-name="Table-6-3-2" table:number-columns-spanned="2" table:number-rows-spanned="1">
            <text:p text:style-name="Paragraph-81"><text:span text:style-name="p81-1-1">➊ </text:span><text:span text:style-name="p81-1-2">대합실 통로, </text:span><text:span text:style-name="p81-1-3">E/L </text:span><text:span text:style-name="p81-1-4">및 승강장 결로 확인</text:span></text:p>
            <text:p text:style-name="Paragraph-82"><text:span text:style-name="p82-1-1">‧ </text:span><text:span text:style-name="p82-1-2">미끄럼방지 매트 및 미끄럼주의 안내판 설치</text:span></text:p>
            <text:p text:style-name="Paragraph-83"><text:span text:style-name="p83-1-1">‧ </text:span><text:span text:style-name="p83-1-2">물기 제거(물걸레 사용 지양)</text:span></text:p>
          </table:table-cell>
          <table:table-cell table:style-name="Table-6-3-3" table:number-columns-spanned="1" table:number-rows-spanned="1">
            <text:p text:style-name="Paragraph-84"><text:span text:style-name="p84-1-1">➋</text:span><text:span text:style-name="p84-1-2"> </text:span><text:span text:style-name="p84-1-3">급</text:span><text:span text:style-name="p84-1-4">·</text:span><text:span text:style-name="p84-1-5">배기 수동 조작하여 역구내 습기 배출 유도 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나눔고딕 Light" svg:font-family="'나눔고딕 Light'" style:font-family-generic="swiss" style:font-pitch="variable"/>
    <style:font-face style:name="굴림" svg:font-family="'굴림'" style:font-family-generic="swiss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나눔고딕" svg:font-family="'나눔고딕'" style:font-family-generic="swiss" style:font-pitch="variable"/>
    <style:font-face style:name="굴림" svg:font-family="'굴림'" style:font-family-generic="swiss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나눔고딕" svg:font-family="'나눔고딕'" style:font-family-generic="swiss" style:font-pitch="variable"/>
    <style:font-face style:name="굴림" svg:font-family="'굴림'" style:font-family-generic="swiss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나눔고딕" svg:font-family="'나눔고딕'" style:font-family-generic="swiss" style:font-pitch="variable"/>
    <style:font-face style:name="굴림" svg:font-family="'굴림'" style:font-family-generic="swiss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나눔고딕" svg:font-family="'나눔고딕'" style:font-family-generic="swiss" style:font-pitch="variable"/>
    <style:font-face style:name="굴림" svg:font-family="'굴림'" style:font-family-generic="swiss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나눔고딕" svg:font-family="'나눔고딕'" style:font-family-generic="swiss" style:font-pitch="variable"/>
    <style:font-face style:name="굴림" svg:font-family="'굴림'" style:font-family-generic="swiss" style:font-pitch="variable"/>
    <style:font-face style:name="맑은 고딕" svg:font-family="'맑은 고딕'" style:font-family-generic="swiss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HY울릉도M" svg:font-family="'HY울릉도M'" style:font-family-generic="roman" style:font-pitch="variable"/>
    <style:font-face style:name="HY헤드라인M" svg:font-family="'HY헤드라인M'" style:font-family-generic="roman" style:font-pitch="variable"/>
    <style:font-face style:name="나눔고딕" svg:font-family="'나눔고딕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1.5cm" fo:margin-right="1.5cm" fo:margin-bottom="0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